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 fo:background-color="transparent">
        <style:background-image/>
      </style:table-properties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background-color="#f9f9f9" fo:padding-left="0cm" fo:padding-right="0cm" fo:padding-top="0.212cm" fo:padding-bottom="0cm" fo:border-left="none" fo:border-right="none" fo:border-top="0.05pt solid #dddddd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e746f" officeooo:paragraph-rsid="000e746f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e746f" officeooo:paragraph-rsid="000e746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746f" officeooo:paragraph-rsid="000e746f" style:font-weight-asian="bold" style:font-weight-complex="bold"/>
    </style:style>
    <style:style style:name="P5" style:family="paragraph" style:parent-style-name="Table_20_Contents">
      <style:paragraph-properties fo:margin-left="0cm" fo:margin-right="0cm" fo:margin-top="0cm" fo:margin-bottom="0.265cm" loext:contextual-spacing="false" style:line-height-at-least="0.529cm" fo:text-align="start" style:justify-single-word="false" fo:text-indent="0cm" style:auto-text-indent="false"/>
      <style:text-properties fo:color="#000000" style:font-name="Ari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9.75pt" fo:letter-spacing="normal" fo:font-style="normal" fo:font-weight="normal" officeooo:rsid="000e746f" officeooo:paragraph-rsid="000e746f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46f" style:font-weight-asian="bold" style:font-weight-complex="bold"/>
    </style:style>
    <style:style style:name="T3" style:family="text">
      <style:text-properties fo:color="#000000" style:font-name="Arial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CORREÇÕES 4 TRABALHOS</text:span></text:p>
      <text:p text:style-name="P1"><text:span text:style-name="T2"/></text:p>
      <text:p text:style-name="P2"><text:span text:style-name="T1">trabalho 01 </text:span></text:p>
      <text:p text:style-name="P6"><text:line-break/>Comentário:</text:p>
      <text:p text:style-name="P7"><text:bookmark text:name="yui_3_17_2_1_1600202902299_88"/>P1: Parte relativa a sistemas está superficial. P3: Discussão sobre sistemas e diagrama incompletos.</text:p>
      <text:p text:style-name="P3"/>
      <text:p text:style-name="P4">Trabalho 02</text:p>
      <text:p text:style-name="P4"/>
      <text:p text:style-name="P6">Comentários:</text:p>
      <text:p text:style-name="P7">P1: Explicação de cookies incompleta. P2: Questão 2 não mostrou exemplo. Questão 3 incompleta, pois não mostrou 10 registros dos dados conforme pedido e id produto não deve estar na tabela pedido, pois está em item (que por sua vez deveria ter o id do pedido). P3: Explicação da questão 2 incompleta.</text:p>
      <text:p text:style-name="P3"/>
      <text:p text:style-name="P4"/>
      <text:p text:style-name="P4">Trabalho 03</text:p>
      <text:p text:style-name="P3"><text:bookmark text:name="yui_3_17_2_1_1600202902299_85"/><text:bookmark text:name="yui_3_17_2_1_1600202902299_94"/><text:bookmark text:name="yui_3_17_2_1_1600202902299_84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<text:line-break/>Trabalho bem estruturado. O protótipo ficou muito bom. Parabéns! Falta: tela para visulaizar/filtrar pedidos na área do cliente.</text:p>
          </table:table-cell>
        </table:table-row>
      </table:table>
      <text:p text:style-name="P3"/>
      <text:p text:style-name="P3"/>
      <text:p text:style-name="P4">Trabalho 0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7:51:30.560456262</meta:creation-date>
    <dc:date>2020-09-15T17:53:05.942833821</dc:date>
    <meta:editing-duration>PT1M35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1" meta:paragraph-count="10" meta:word-count="97" meta:character-count="620" meta:non-whitespace-character-count="529"/>
  </office:meta>
</office:document-meta>
</file>